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52.48mm" svg:y="30.49mm">
            <draw:object draw:notify-on-update-of-ranges="Sheet1.B1:Sheet1.B5 Sheet1.C1:Sheet1.C5 Sheet1.F1:Sheet1.F5 Sheet1.G1:Sheet1.G5 Sheet1.J1:Sheet1.J5 Sheet1.K1:Sheet1.K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76569676" calcext:value-type="float">
            <text:p>0.765696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0.76569676" calcext:value-type="float">
            <text:p>0.765696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0.76569676" calcext:value-type="float">
            <text:p>0.76569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66577893" calcext:value-type="float">
            <text:p>0.665778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0.66577893" calcext:value-type="float">
            <text:p>0.665778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0.66577893" calcext:value-type="float">
            <text:p>0.66577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6031363" calcext:value-type="float">
            <text:p>0.60313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0.6031363" calcext:value-type="float">
            <text:p>0.60313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0.6031363" calcext:value-type="float">
            <text:p>0.6031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54406965" calcext:value-type="float">
            <text:p>0.544069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0.54406965" calcext:value-type="float">
            <text:p>0.544069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0.54406965" calcext:value-type="float">
            <text:p>0.54406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49554014" calcext:value-type="float">
            <text:p>0.495540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0.49554014" calcext:value-type="float">
            <text:p>0.495540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0.49554014" calcext:value-type="float">
            <text:p>0.4955401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00/00/00</text:date>, <text:time style:data-style-name="N2" text:time-value="04:29:03.2446736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22:17:14.227744555</meta:creation-date>
    <meta:generator>LibreOffice/5.4.5.1$Linux_X86_64 LibreOffice_project/40m0$Build-1</meta:generator>
    <dc:date>2019-04-05T04:29:44.605470275</dc:date>
    <meta:editing-duration>PT14M34S</meta:editing-duration>
    <meta:editing-cycles>11</meta:editing-cycles>
    <meta:document-statistic meta:table-count="1" meta:cell-count="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x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92cm" svg:y="0.322cm" chart:style-name="ch2">
          <text:p>Load Factor vs Average Search Probes</text:p>
        </chart:title>
        <chart:legend chart:legend-position="end" svg:x="13.254cm" svg:y="3.703cm" style:legend-expansion="high" chart:style-name="ch3"/>
        <chart:plot-area chart:style-name="ch4" table:cell-range-address="Sheet1.B1:Sheet1.C5 Sheet1.G1:Sheet1.G5 Sheet1.K1:Sheet1.K5" chart:data-source-has-labels="row" svg:x="1.331cm" svg:y="1.275cm" svg:width="11.603cm" svg:height="6.564cm">
          <chartooo:coordinate-region svg:x="2.058cm" svg:y="1.474cm" svg:width="10.637cm" svg:height="5.718cm"/>
          <chart:axis chart:dimension="x" chart:name="primary-x" chart:style-name="ch5">
            <chart:title svg:x="6.215cm" svg:y="8.019cm" chart:style-name="ch6">
              <text:p>Load Factor</text:p>
            </chart:title>
          </chart:axis>
          <chart:axis chart:dimension="y" chart:name="primary-y" chart:style-name="ch7">
            <chart:title svg:x="0.451cm" svg:y="6.334cm" chart:style-name="ch8">
              <text:p>Average Search Probes</text:p>
            </chart:title>
            <chart:grid chart:style-name="ch9" chart:class="major"/>
          </chart:axis>
          <chart:series chart:style-name="ch10" chart:values-cell-range-address="Sheet1.C1:Sheet1.C5" loext:label-string="linear" chart:class="chart:scatter">
            <chart:domain table:cell-range-address="Sheet1.B1:Sheet1.B5"/>
            <chart:data-point/>
            <chart:data-point chart:style-name="ch11"/>
            <chart:data-point chart:repeated="3"/>
          </chart:series>
          <chart:series chart:style-name="ch12" chart:values-cell-range-address="Sheet1.G1:Sheet1.G5" loext:label-string="quadratic" chart:class="chart:scatter">
            <chart:domain table:cell-range-address="Sheet1.F1:Sheet1.F5"/>
            <chart:data-point chart:repeated="5"/>
          </chart:series>
          <chart:series chart:style-name="ch13" chart:values-cell-range-address="Sheet1.K1:Sheet1.K5" loext:label-string="chaining" chart:class="chart:scatter">
            <chart:domain table:cell-range-address="Sheet1.J1:Sheet1.J5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inear</text:p>
              </table:table-cell>
              <table:table-cell office:value-type="string">
                <text:p>Column F</text:p>
              </table:table-cell>
              <table:table-cell office:value-type="string">
                <text:p>quadratic</text:p>
              </table:table-cell>
              <table:table-cell office:value-type="string">
                <text:p>Column J</text:p>
              </table:table-cell>
              <table:table-cell office:value-type="string">
                <text:p>chaini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6569676">
                <text:p>0.76569676</text:p>
                <draw:g>
                  <svg:desc>Sheet1.B1:Sheet1.B5</svg:desc>
                </draw:g>
              </table:table-cell>
              <table:table-cell office:value-type="float" office:value="1">
                <text:p>1</text:p>
                <draw:g>
                  <svg:desc>Sheet1.C1:Sheet1.C5</svg:desc>
                </draw:g>
              </table:table-cell>
              <table:table-cell office:value-type="float" office:value="0.76569676">
                <text:p>0.76569676</text:p>
                <draw:g>
                  <svg:desc>Sheet1.F1:Sheet1.F5</svg:desc>
                </draw:g>
              </table:table-cell>
              <table:table-cell office:value-type="float" office:value="1">
                <text:p>1</text:p>
                <draw:g>
                  <svg:desc>Sheet1.G1:Sheet1.G5</svg:desc>
                </draw:g>
              </table:table-cell>
              <table:table-cell office:value-type="float" office:value="0.76569676">
                <text:p>0.76569676</text:p>
                <draw:g>
                  <svg:desc>Sheet1.J1:Sheet1.J5</svg:desc>
                </draw:g>
              </table:table-cell>
              <table:table-cell office:value-type="float" office:value="0">
                <text:p>0</text:p>
                <draw:g>
                  <svg:desc>Sheet1.K1:Sheet1.K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577893">
                <text:p>0.66577893</text:p>
              </table:table-cell>
              <table:table-cell office:value-type="float" office:value="1">
                <text:p>1</text:p>
              </table:table-cell>
              <table:table-cell office:value-type="float" office:value="0.66577893">
                <text:p>0.66577893</text:p>
              </table:table-cell>
              <table:table-cell office:value-type="float" office:value="0">
                <text:p>0</text:p>
              </table:table-cell>
              <table:table-cell office:value-type="float" office:value="0.66577893">
                <text:p>0.66577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31363">
                <text:p>0.6031363</text:p>
              </table:table-cell>
              <table:table-cell office:value-type="float" office:value="1">
                <text:p>1</text:p>
              </table:table-cell>
              <table:table-cell office:value-type="float" office:value="0.6031363">
                <text:p>0.6031363</text:p>
              </table:table-cell>
              <table:table-cell office:value-type="float" office:value="1">
                <text:p>1</text:p>
              </table:table-cell>
              <table:table-cell office:value-type="float" office:value="0.6031363">
                <text:p>0.6031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406965">
                <text:p>0.54406965</text:p>
              </table:table-cell>
              <table:table-cell office:value-type="float" office:value="0">
                <text:p>0</text:p>
              </table:table-cell>
              <table:table-cell office:value-type="float" office:value="0.54406965">
                <text:p>0.54406965</text:p>
              </table:table-cell>
              <table:table-cell office:value-type="float" office:value="0">
                <text:p>0</text:p>
              </table:table-cell>
              <table:table-cell office:value-type="float" office:value="0.54406965">
                <text:p>0.54406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554014">
                <text:p>0.49554014</text:p>
              </table:table-cell>
              <table:table-cell office:value-type="float" office:value="1">
                <text:p>1</text:p>
              </table:table-cell>
              <table:table-cell office:value-type="float" office:value="0.49554014">
                <text:p>0.49554014</text:p>
              </table:table-cell>
              <table:table-cell office:value-type="float" office:value="1">
                <text:p>1</text:p>
              </table:table-cell>
              <table:table-cell office:value-type="float" office:value="0.49554014">
                <text:p>0.4955401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